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3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Este es exactamente el momento correcto para <text:span text:style-name="Strong_20_Emphasis">definir el molde</text:span>, antes de escribir una sola línea “bonita”.<text:line-break/>Si el formato está bien diseñado, luego cada capítulo encajará solo, sin contradicciones ni ruido conceptual.</text:p>
      <text:p text:style-name="Text_20_body">Voy a proponerte <text:span text:style-name="Strong_20_Emphasis">un modelo formal para los textos místicos antiguos</text:span>, pensado como <text:span text:style-name="Strong_20_Emphasis">interfaz narrativa</text:span> (igual que haces con los capítulos), de modo que puedas reutilizarlo en todo el libro con coherencia.</text:p>
      <text:p text:style-name="Horizontal_20_Line"/>
      <text:h text:style-name="Heading_20_2" text:outline-level="2">✦ OBJETIVO DEL FORMATO</text:h>
      <text:p text:style-name="Text_20_body">Los textos antiguos <text:span text:style-name="Strong_20_Emphasis">no deben explicar</text:span>.<text:line-break/>Deben <text:span text:style-name="Strong_20_Emphasis">sugerir, confundir y provocar</text:span>.</text:p>
      <text:p text:style-name="Text_20_body">Su función no es transmitir conocimiento directo, sino:</text:p>
      <text:list xml:id="list262093433" text:style-name="L1">
        <text:list-item>
          <text:p text:style-name="P2">Despertar intuiciones.</text:p>
        </text:list-item>
        <text:list-item>
          <text:p text:style-name="P2">Crear una sensación de profundidad y antigüedad.</text:p>
        </text:list-item>
        <text:list-item>
          <text:p text:style-name="P2">Presentar una verdad real envuelta en símbolos.</text:p>
        </text:list-item>
        <text:list-item>
          <text:p text:style-name="P2">Justificar la necesidad del sabio como intérprete.</text:p>
        </text:list-item>
      </text:list>
      <text:p text:style-name="Text_20_body">El lector <text:span text:style-name="Strong_20_Emphasis">nunca</text:span> debe entender completamente el texto original por sí mismo.<text:line-break/>La comprensión llega <text:span text:style-name="Strong_20_Emphasis">solo después</text:span>, mediante la interpretación.</text:p>
      <text:p text:style-name="Horizontal_20_Line"/>
      <text:h text:style-name="Heading_20_2" text:outline-level="2">✦ PRINCIPIOS DEL LENGUAJE MÍSTICO ANTIGUO</text:h>
      <text:h text:style-name="Heading_20_3" text:outline-level="3">1. Lenguaje no racional</text:h>
      <text:list xml:id="list2031599890" text:style-name="L2">
        <text:list-item>
          <text:p text:style-name="P3">No hay definiciones.</text:p>
        </text:list-item>
        <text:list-item>
          <text:p text:style-name="P3">No hay causas explícitas.</text:p>
        </text:list-item>
        <text:list-item>
          <text:p text:style-name="P3">No hay explicaciones lógicas.</text:p>
        </text:list-item>
        <text:list-item>
          <text:p text:style-name="P3">Todo se expresa mediante <text:span text:style-name="Strong_20_Emphasis">imágenes, metáforas y acciones simbólicas</text:span>.</text:p>
        </text:list-item>
      </text:list>
      <text:p text:style-name="Quotations">La verdad no se dice: se muestra.</text:p>
      <text:p text:style-name="Horizontal_20_Line"/>
      <text:h text:style-name="Heading_20_3" text:outline-level="3">2. Voz impersonal y ritual</text:h>
      <text:list xml:id="list2502360652" text:style-name="L3">
        <text:list-item>
          <text:p text:style-name="P4">No hay autor identificable.</text:p>
        </text:list-item>
        <text:list-item>
          <text:p text:style-name="P4"><text:soft-page-break/>Se habla desde un “nosotros” indefinido o desde una voz atemporal.</text:p>
        </text:list-item>
        <text:list-item>
          <text:p text:style-name="P4">El texto parece más <text:span text:style-name="Strong_20_Emphasis">invocación, advertencia o testimonio</text:span> que tratado.</text:p>
        </text:list-item>
      </text:list>
      <text:p text:style-name="Text_20_body">Ejemplos de voz:</text:p>
      <text:list xml:id="list1316487801" text:style-name="L4">
        <text:list-item>
          <text:p text:style-name="P5">“Los antiguos sabían…”</text:p>
        </text:list-item>
        <text:list-item>
          <text:p text:style-name="P5">“Así fue dicho cuando el mundo era joven…”</text:p>
        </text:list-item>
        <text:list-item>
          <text:p text:style-name="P5">“Quien mire con un solo ojo verá solo la mitad…”</text:p>
        </text:list-item>
      </text:list>
      <text:p text:style-name="Horizontal_20_Line"/>
      <text:h text:style-name="Heading_20_3" text:outline-level="3">3. Repetición simbólica</text:h>
      <text:p text:style-name="Text_20_body">Los textos usan <text:span text:style-name="Strong_20_Emphasis">repetición</text:span> como forma de énfasis sagrado:</text:p>
      <text:list xml:id="list1102178717" text:style-name="L5">
        <text:list-item>
          <text:p text:style-name="P6">Repetición de imágenes.</text:p>
        </text:list-item>
        <text:list-item>
          <text:p text:style-name="P6">Repetición de estructuras.</text:p>
        </text:list-item>
        <text:list-item>
          <text:p text:style-name="P6">Repetición de frases casi idénticas.</text:p>
        </text:list-item>
      </text:list>
      <text:p text:style-name="Text_20_body">Esto crea:</text:p>
      <text:list xml:id="list1589721068" text:style-name="L6">
        <text:list-item>
          <text:p text:style-name="P7">Ritmo ritual.</text:p>
        </text:list-item>
        <text:list-item>
          <text:p text:style-name="P7">Sensación de verdad profunda.</text:p>
        </text:list-item>
        <text:list-item>
          <text:p text:style-name="P7">Ambigüedad deliberada.</text:p>
        </text:list-item>
      </text:list>
      <text:p text:style-name="Horizontal_20_Line"/>
      <text:h text:style-name="Heading_20_3" text:outline-level="3">4. Ambigüedad controlada</text:h>
      <text:p text:style-name="Text_20_body">Cada símbolo debe poder interpretarse <text:span text:style-name="Strong_20_Emphasis">de varias formas</text:span>, pero todas compatibles con la teoría.</text:p>
      <text:p text:style-name="Text_20_body">Ejemplo:</text:p>
      <text:list xml:id="list2545233494" text:style-name="L7">
        <text:list-item>
          <text:p text:style-name="P8">“Un solo aliento en muchos cuerpos”</text:p>
          <text:list>
            <text:list-item>
              <text:p text:style-name="P8">Literal: respiración</text:p>
            </text:list-item>
            <text:list-item>
              <text:p text:style-name="P8">Místico: espíritu</text:p>
            </text:list-item>
            <text:list-item>
              <text:p text:style-name="P8">Lógico: sistema distribuido</text:p>
            </text:list-item>
          </text:list>
        </text:list-item>
      </text:list>
      <text:p text:style-name="Horizontal_20_Line"/>
      <text:h text:style-name="Heading_20_3" text:outline-level="3">5. Prohibición de lo literal</text:h>
      <text:p text:style-name="Text_20_body">El texto <text:span text:style-name="Strong_20_Emphasis">jamás</text:span> debe decir:</text:p>
      <text:list xml:id="list2621197384" text:style-name="L8">
        <text:list-item>
          <text:p text:style-name="P9">“La vida es una inteligencia”</text:p>
        </text:list-item>
        <text:list-item>
          <text:p text:style-name="P9">“Existe un solo ser”</text:p>
        </text:list-item>
        <text:list-item>
          <text:p text:style-name="P9"><text:soft-page-break/>“Todos los individuos forman una unidad”</text:p>
        </text:list-item>
      </text:list>
      <text:p text:style-name="Text_20_body">Eso pertenece a la explicación del sabio.</text:p>
      <text:p text:style-name="Text_20_body">El texto solo dice cosas como:</text:p>
      <text:list xml:id="list555618158" text:style-name="L9">
        <text:list-item>
          <text:p text:style-name="P10">“El Uno camina con muchos pies”</text:p>
        </text:list-item>
        <text:list-item>
          <text:p text:style-name="P10">“El que muere no abandona al Viviente”</text:p>
        </text:list-item>
      </text:list>
      <text:p text:style-name="Horizontal_20_Line"/>
      <text:h text:style-name="Heading_20_2" text:outline-level="2">✦ ESTRUCTURA FORMAL DEL TEXTO ANTIGUO</text:h>
      <text:p text:style-name="Text_20_body">Este es el <text:span text:style-name="Strong_20_Emphasis">formato base reutilizable</text:span>, casi como una plantilla.</text:p>
      <text:p text:style-name="Horizontal_20_Line"/>
      <text:h text:style-name="Heading_20_3" text:outline-level="3">I. INVOCACIÓN</text:h>
      <text:p text:style-name="Text_20_body">Abre el texto con una fórmula ritual.</text:p>
      <text:p text:style-name="Text_20_body">Función:</text:p>
      <text:list xml:id="list2540243829" text:style-name="L10">
        <text:list-item>
          <text:p text:style-name="P11">Marcar que este texto pertenece a un orden sagrado.</text:p>
        </text:list-item>
        <text:list-item>
          <text:p text:style-name="P11">Separarlo del lenguaje común.</text:p>
        </text:list-item>
      </text:list>
      <text:p text:style-name="Text_20_body">Ejemplos estructurales:</text:p>
      <text:list xml:id="list2858975414" text:style-name="L11">
        <text:list-item>
          <text:p text:style-name="P12">“Antes del primer nombre…”</text:p>
        </text:list-item>
        <text:list-item>
          <text:p text:style-name="P12">“Cuando aún no había contadores del tiempo…”</text:p>
        </text:list-item>
        <text:list-item>
          <text:p text:style-name="P12">“Escucha, tú que lees con ojos mortales…”</text:p>
        </text:list-item>
      </text:list>
      <text:p text:style-name="Horizontal_20_Line"/>
      <text:h text:style-name="Heading_20_3" text:outline-level="3">II. DESCRIPCIÓN DEL MISTERIO</text:h>
      <text:p text:style-name="Text_20_body">Se introduce la idea central <text:span text:style-name="Strong_20_Emphasis">sin nombrarla</text:span>.</text:p>
      <text:p text:style-name="Text_20_body">Para este capítulo:</text:p>
      <text:list xml:id="list2082023982" text:style-name="L12">
        <text:list-item>
          <text:p text:style-name="P13">Un ser único.</text:p>
        </text:list-item>
        <text:list-item>
          <text:p text:style-name="P13">Presente en todas las formas vivas.</text:p>
        </text:list-item>
        <text:list-item>
          <text:p text:style-name="P13">Invisible, pero activo.</text:p>
        </text:list-item>
      </text:list>
      <text:p text:style-name="Text_20_body">Siempre en forma simbólica.</text:p>
      <text:p text:style-name="Text_20_body">Ejemplo estructural:</text:p>
      <text:list xml:id="list1958393814" text:style-name="L13">
        <text:list-item>
          <text:p text:style-name="P14">Enumeraciones poéticas:</text:p>
          <text:p text:style-name="P1"><text:soft-page-break/>“Es el pez y es el río,<text:line-break/>es la raíz y es la tierra,<text:line-break/>es la herida y la sangre.”</text:p>
        </text:list-item>
      </text:list>
      <text:p text:style-name="Horizontal_20_Line"/>
      <text:h text:style-name="Heading_20_3" text:outline-level="3">III. PARADOJA</text:h>
      <text:p text:style-name="Text_20_body">Aquí aparece la contradicción que el lector no puede resolver.</text:p>
      <text:p text:style-name="Text_20_body">Función:</text:p>
      <text:list xml:id="list3224058791" text:style-name="L14">
        <text:list-item>
          <text:p text:style-name="P15">Romper la lógica cotidiana.</text:p>
        </text:list-item>
        <text:list-item>
          <text:p text:style-name="P15">Forzar una lectura contemplativa.</text:p>
        </text:list-item>
      </text:list>
      <text:p text:style-name="Text_20_body">Ejemplos de paradojas:</text:p>
      <text:list xml:id="list568522165" text:style-name="L15">
        <text:list-item>
          <text:p text:style-name="P16">“Es uno y son muchos.”</text:p>
        </text:list-item>
        <text:list-item>
          <text:p text:style-name="P16">“Nunca nace, pero siempre está naciendo.”</text:p>
        </text:list-item>
        <text:list-item>
          <text:p text:style-name="P16">“Muere en cada forma y sin embargo no muere.”</text:p>
        </text:list-item>
      </text:list>
      <text:p text:style-name="Horizontal_20_Line"/>
      <text:h text:style-name="Heading_20_3" text:outline-level="3">IV. ADVERTENCIA O LÍMITE HUMANO</text:h>
      <text:p text:style-name="Text_20_body">Se deja claro que el conocimiento completo <text:span text:style-name="Strong_20_Emphasis">no es accesible</text:span>.</text:p>
      <text:p text:style-name="Text_20_body">Función:</text:p>
      <text:list xml:id="list4002341178" text:style-name="L16">
        <text:list-item>
          <text:p text:style-name="P17">Justificar que Elara no pueda entenderlo sola.</text:p>
        </text:list-item>
        <text:list-item>
          <text:p text:style-name="P17">Reforzar la grandeza del misterio.</text:p>
        </text:list-item>
      </text:list>
      <text:p text:style-name="Text_20_body">Ejemplos:</text:p>
      <text:list xml:id="list143542354" text:style-name="L17">
        <text:list-item>
          <text:p text:style-name="P18">“Quien intente contarlo, lo romperá.”</text:p>
        </text:list-item>
        <text:list-item>
          <text:p text:style-name="P18">“El que lo nombre, mentirá.”</text:p>
        </text:list-item>
        <text:list-item>
          <text:p text:style-name="P18">“Solo puede verse desde dentro.”</text:p>
        </text:list-item>
      </text:list>
      <text:p text:style-name="Horizontal_20_Line"/>
      <text:h text:style-name="Heading_20_3" text:outline-level="3">V. CIERRE RITUAL</text:h>
      <text:p text:style-name="Text_20_body">El texto se cierra como se abrió: con solemnidad.</text:p>
      <text:p text:style-name="Text_20_body">Función:</text:p>
      <text:list xml:id="list971416547" text:style-name="L18">
        <text:list-item>
          <text:p text:style-name="P19">Dejar resonancia.</text:p>
        </text:list-item>
        <text:list-item>
          <text:p text:style-name="P19">No cerrar el significado.</text:p>
        </text:list-item>
      </text:list>
      <text:p text:style-name="Text_20_body">Ejemplos:</text:p>
      <text:list xml:id="list2565010541" text:style-name="L19">
        <text:list-item>
          <text:p text:style-name="P20"><text:soft-page-break/>“Así fue escrito antes de que hubiera testigos.”</text:p>
        </text:list-item>
        <text:list-item>
          <text:p text:style-name="P20">“Y esto permanece mientras haya aliento.”</text:p>
        </text:list-item>
        <text:list-item>
          <text:p text:style-name="P20">“El Viviente no duerme.”</text:p>
        </text:list-item>
      </text:list>
      <text:p text:style-name="Horizontal_20_Line"/>
      <text:h text:style-name="Heading_20_2" text:outline-level="2">✦ FORMATO VISUAL Y MATERIAL (IMPORTANTE)</text:h>
      <text:p text:style-name="Text_20_body">El texto no debe aparecer como “un libro normal”.</text:p>
      <text:p text:style-name="Text_20_body">Sugerencias:</text:p>
      <text:list xml:id="list782061589" text:style-name="L20">
        <text:list-item>
          <text:p text:style-name="P21">Grabado en piedra.</text:p>
        </text:list-item>
        <text:list-item>
          <text:p text:style-name="P21">Fragmentado (faltan partes).</text:p>
        </text:list-item>
        <text:list-item>
          <text:p text:style-name="P21">Erosionado por el tiempo.</text:p>
        </text:list-item>
        <text:list-item>
          <text:p text:style-name="P21">Mezcla de símbolos y palabras.</text:p>
        </text:list-item>
        <text:list-item>
          <text:p text:style-name="P21">Acompañado de relieves: árboles, animales, ojos, espirales.</text:p>
        </text:list-item>
      </text:list>
      <text:p text:style-name="Text_20_body">Esto refuerza:</text:p>
      <text:list xml:id="list1361791420" text:style-name="L21">
        <text:list-item>
          <text:p text:style-name="P22">Antigüedad.</text:p>
        </text:list-item>
        <text:list-item>
          <text:p text:style-name="P22">Pérdida de conocimiento.</text:p>
        </text:list-item>
        <text:list-item>
          <text:p text:style-name="P22">Sensación de verdad sobreviviente.</text:p>
        </text:list-item>
      </text:list>
      <text:p text:style-name="Horizontal_20_Line"/>
      <text:h text:style-name="Heading_20_2" text:outline-level="2">✦ PAPEL DEL SABIO</text:h>
      <text:p text:style-name="Text_20_body">El sabio <text:span text:style-name="Strong_20_Emphasis">no añade información nueva</text:span>.<text:line-break/>Solo traduce.</text:p>
      <text:p text:style-name="Text_20_body">Regla clave:</text:p>
      <text:p text:style-name="Quotations">Todo lo que el sabio explica <text:span text:style-name="Strong_20_Emphasis">ya estaba en el texto</text:span>, pero de forma incomprensible.</text:p>
      <text:p text:style-name="Text_20_body">El sabio:</text:p>
      <text:list xml:id="list3322189866" text:style-name="L22">
        <text:list-item>
          <text:p text:style-name="P23">Sustituye símbolos por conceptos.</text:p>
        </text:list-item>
        <text:list-item>
          <text:p text:style-name="P23">Convierte metáfora en estructura.</text:p>
        </text:list-item>
        <text:list-item>
          <text:p text:style-name="P23">Une fragmentos dispersos.</text:p>
        </text:list-item>
      </text:list>
      <text:p text:style-name="Text_20_body">Narrativamente:</text:p>
      <text:list xml:id="list4134853113" text:style-name="L23">
        <text:list-item>
          <text:p text:style-name="P24">El lector siente que <text:span text:style-name="Strong_20_Emphasis">la verdad siempre estuvo allí</text:span>.</text:p>
        </text:list-item>
      </text:list>
      <text:p text:style-name="Horizontal_20_Line"/>
      <text:h text:style-name="Heading_20_2" text:outline-level="2"><text:soft-page-break/>✦ RESUMEN EN UNA FRASE</text:h>
      <text:p text:style-name="Quotations"><text:span text:style-name="Emphasis">Los textos antiguos no explican la verdad: la esconden a plena vista, envuelta en símbolos que solo pueden entenderse cuando alguien aprende a mirar como la Vida mira.</text:span></text:p>
      <text:p text:style-name="Horizontal_20_Line"/>
      <text:p text:style-name="Text_20_body">Si quieres, el siguiente paso natural sería:</text:p>
      <text:list xml:id="list2790805869" text:style-name="L24">
        <text:list-item>
          <text:p text:style-name="P25">Diseñar <text:span text:style-name="Strong_20_Emphasis">un ejemplo concreto</text:span> de texto místico para este capítulo (1–2 fragmentos),</text:p>
        </text:list-item>
        <text:list-item>
          <text:p text:style-name="P25">o definir <text:span text:style-name="Strong_20_Emphasis">el arquetipo del sabio</text:span> que los interpreta (lenguaje, límites, carácter).</text:p>
        </text:list-item>
      </text:list>
      <text:p text:style-name="Text_20_body">Tú decides el orde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1T17:24:44.454000000</meta:creation-date>
    <dc:date>2025-12-21T17:51:19.599000000</dc:date>
    <meta:editing-duration>PT16M25S</meta:editing-duration>
    <meta:editing-cycles>1</meta:editing-cycles>
    <meta:document-statistic meta:table-count="0" meta:image-count="0" meta:object-count="0" meta:page-count="6" meta:paragraph-count="126" meta:word-count="814" meta:character-count="4812" meta:non-whitespace-character-count="4193"/>
    <meta:generator>LibreOffice/7.3.5.2$Windows_X86_64 LibreOffice_project/184fe81b8c8c30d8b5082578aee2fed2ea847c01</meta:generator>
  </office:meta>
</office:document-meta>
</file>